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6D3F000013D95B9B45B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>
      <style:text-properties fo:font-weight="bold" style:font-weight-asian="bold" style:font-weight-complex="bold"/>
    </style:style>
    <style:style style:name="P3" style:family="paragraph" style:parent-style-name="Standard">
      <style:text-properties fo:color="#280099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ext_20_body" style:list-style-name="List_20_1"/>
    <style:style style:name="P6" style:family="paragraph" style:parent-style-name="Text_20_body" style:list-style-name="List_20_1">
      <style:text-properties style:font-name="Times New Roman"/>
    </style:style>
    <style:style style:name="P7" style:family="paragraph" style:parent-style-name="Text_20_body" style:list-style-name="List_20_1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ext_20_body">
      <style:text-properties fo:color="#280099" style:font-name="Times New Roman"/>
    </style:style>
    <style:style style:name="P10" style:family="paragraph" style:parent-style-name="Text_20_body">
      <style:text-properties fo:color="#280099" style:font-name="Times New Roman" fo:font-weight="normal" style:font-weight-asian="normal" style:font-weight-complex="normal"/>
    </style:style>
    <style:style style:name="P11" style:family="paragraph" style:parent-style-name="Heading_20_1">
      <style:paragraph-properties fo:break-before="pag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280099" style:font-name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Semestre de Verão 2009/2010 - 2ª Época</text:span></text:h>
      <text:list xml:id="list38214547" text:style-name="List_20_1">
        <text:list-item>
          <text:p text:style-name="P7">[1,5] Considere que determinado <text:s/>assembly <text:s/>constituído por um único módulo foi reorganizado em três módulos distintos. Esta alteração implica modificação nos clientes do assembly? </text:p>
        </text:list-item>
      </text:list>
      <text:p text:style-name="P10">Não será necessário efetuar qualquer modificação nos clientes, uma vez que a metadata indica a localização de todas os tipos, métodos utilizados pelo o programa e esta só está presente no modulo executável.</text:p>
      <text:list xml:id="list39693167" text:continue-numbering="true" text:style-name="List_20_1">
        <text:list-item>
          <text:p text:style-name="P6">[1,5] A introdução de genéricos na plataforma .NET implicou alterações à máquina virtual devido à existência de tipos valor no sistema de tipos CTS. Justifique a afirmação dando exemplos que suportem a sua resposta. </text:p>
        </text:list-item>
      </text:list>
      <text:p text:style-name="P9">Houve necessidade de estender as funcionalidades de forma a manter retro-compatibilidade com funcionalidades já existentes. Uma dessas funcionalidades é o tipo Enumerable.</text:p>
      <text:list xml:id="list39667311" text:continue-numbering="true" text:style-name="List_20_1">
        <text:list-item>
          <text:p text:style-name="P6">[1,5] No padrão de código Disposable Pattern, o método privado Dispose tem a estrutura apresentada em seguida. </text:p>
        </text:list-item>
      </text:list>
      <text:p text:style-name="Text_20_body"><text:span text:style-name="_5f_OOoComputerKeyWord"><text:span text:style-name="T4">private</text:span></text:span><text:span text:style-name="T4"> </text:span><text:span text:style-name="_5f_OOoComputerKeyWord"><text:span text:style-name="T4">void</text:span></text:span><text:span text:style-name="T4"> </text:span><text:span text:style-name="_5f_OOoComputerIdent"><text:span text:style-name="T4">Dispose</text:span></text:span><text:span text:style-name="_5f_OOoComputerKeyWord"><text:span text:style-name="T4">(bool</text:span></text:span><text:span text:style-name="T4"> </text:span><text:span text:style-name="_5f_OOoComputerIdent"><text:span text:style-name="T4">disposing</text:span></text:span><text:span text:style-name="_5f_OOoComputerKeyWord"><text:span text:style-name="T4">)</text:span></text:span><text:span text:style-name="T4"> </text:span><text:span text:style-name="_5f_OOoComputerKeyWord"><text:span text:style-name="T4">{</text:span></text:span><text:span text:style-name="T4"> </text:span></text:p>
      <text:p text:style-name="Text_20_body"><text:span text:style-name="T4"><text:s text:c="2"/></text:span><text:span text:style-name="_5f_OOoComputerKeyWord"><text:span text:style-name="T4">if(</text:span></text:span><text:span text:style-name="_5f_OOoComputerIdent"><text:span text:style-name="T4">disposing</text:span></text:span><text:span text:style-name="_5f_OOoComputerKeyWord"><text:span text:style-name="T4">)</text:span></text:span><text:span text:style-name="T4"> </text:span><text:span text:style-name="_5f_OOoComputerKeyWord"><text:span text:style-name="T4">{</text:span></text:span><text:span text:style-name="T4"> </text:span><text:span text:style-name="_5f_OOoComputerComment"><text:span text:style-name="T4">/*</text:span></text:span><text:span text:style-name="T4"> </text:span><text:span text:style-name="_5f_OOoComputerComment"><text:span text:style-name="T4">Acesso permitido a campos managed */</text:span></text:span><text:span text:style-name="T4"> <text:s/></text:span><text:span text:style-name="_5f_OOoComputerKeyWord"><text:span text:style-name="T4">}</text:span></text:span><text:span text:style-name="T4"> </text:span></text:p>
      <text:p text:style-name="Text_20_body"><text:span text:style-name="T4"><text:s text:c="2"/></text:span><text:span text:style-name="_5f_OOoComputerComment"><text:span text:style-name="T4">/*</text:span></text:span><text:span text:style-name="T4"> </text:span><text:span text:style-name="_5f_OOoComputerComment"><text:span text:style-name="T4">Libertar recursos unmanaged */</text:span></text:span><text:span text:style-name="T4"> </text:span></text:p>
      <text:p text:style-name="Text_20_body"><text:span text:style-name="_5f_OOoComputerKeyWord"><text:span text:style-name="T4">}</text:span></text:span></text:p>
      <text:p text:style-name="Standard"><text:span text:style-name="_5f_OOoComputerKeyWord"><text:span text:style-name="T2">Explique a situação em que o padrão Disposable desaconselha o acesso a campos managed</text:span></text:span></text:p>
      <text:p text:style-name="Standard"><text:span text:style-name="_5f_OOoComputerKeyWord"><text:span text:style-name="T5">De acordo com o MSDN, deve ser implementados em objectos que utilizam recursos que não são managed, como seja acessos input/output. Uma vez que o garbage collector executa uma gestão eficiente na altura de recuperar os recursos ocupados por estes objectos. Não existe beneficios em implementar o padrão em objectos que trabalham com recursos managed.</text:span></text:span></text:p>
      <text:p text:style-name="Standard"><text:span text:style-name="_5f_OOoComputerKeyWord"><text:span text:style-name="T2"/></text:span></text:p>
      <text:list xml:id="list39690117" text:continue-numbering="true" text:style-name="List_20_1">
        <text:list-item>
          <text:p text:style-name="P1"><text:span text:style-name="_5f_OOoComputerKeyWord"><text:span text:style-name="T2">[2] <text:s/>Considere as classes <text:s/>A <text:s/>e <text:s/>B, sendo <text:s/>B <text:s/>derivada de <text:s/>A. O troço de código identificado por <text:s/>1 verifica a compatibilidade do objecto referido por <text:s/>o <text:s/>com o tipo <text:s/>A. Justifique qual dos restantes troços (2, <text:s/>3 <text:s/>ou <text:s/>4) é equivalente a este.</text:span></text:span></text:p>
        </text:list-item>
      </text:list>
      <text:p text:style-name="P3"><draw:frame draw:style-name="fr1" draw:name="graphics1" text:anchor-type="paragraph" svg:width="17cm" svg:height="3.089cm" draw:z-index="0"><draw:image xlink:href="Pictures/2000000900006D3F000013D95B9B45B1.svm" xlink:type="simple" xlink:show="embed" xlink:actuate="onLoad"/></draw:frame>O troço de código semelhante é o troço de código numero 3</text:p>
      <text:h text:style-name="Heading_20_1" text:outline-level="1">Semestre de Verão 2009/2010 - 1ª Época </text:h>
      <text:list xml:id="list39690809" text:continue-numbering="true" text:style-name="List_20_1">
        <text:list-item>
          <text:p text:style-name="P2">[1,5] Apresente e explique duas razões para existirem assemblies com strong name. </text:p>
        </text:list-item>
      </text:list>
      <text:p text:style-name="P4">Um assemblie com StrongName, <text:s/>usufrui de propriedades que garante unicidade, veracidade, segurança ao modulo onde está inserido. As propriedades atribuem ao assemblie alguns nuns casos campos informativos (como seja a sua versão) que permite carregar código especifico ou então campos com chaves publicas que permitem “verificar e assinar” um módulo para garantir a sua consistência e proteger o seu programa.</text:p>
      <text:p text:style-name="P4"/>
      <text:list xml:id="list39685063" text:continue-numbering="true" text:style-name="List_20_1">
        <text:list-item>
          <text:p text:style-name="P2">[1,5] Jeffrey Richter escreve no seu livro CLR via C#: “You'll probably find this hard to believe, but many people (including me) think that managed applications could actually outperform unmanaged applications.”. O que leva Richter a sugerir a posibilidade de que aplicações managed se possam executar de forma mais eficiente do que as suas equivalentes <text:soft-page-break/>unmanaged? </text:p>
        </text:list-item>
      </text:list>
      <text:p text:style-name="P4"/>
      <text:list xml:id="list39675887" text:continue-numbering="true" text:style-name="List_20_1">
        <text:list-item>
          <text:p text:style-name="P2">[1,5] Durante a execução de uma determinada aplicação .NET constata-se que os objectos que precisam de ser finalizados sobrevivem às várias execuções do GC, apesar de não serem atingíveis por nenhuma raiz. Apresente uma explicação para este comportamento. <text:s/></text:p>
        </text:list-item>
        <text:list-item>
          <text:p text:style-name="P2">[2] Considere a seguinte definição de um delegate genérico e comente sobre a veracidade das seguintes questões: </text:p>
          <text:list>
            <text:list-header>
              <text:p text:style-name="P2">delegate R Func&lt;T,R&gt;(T p); </text:p>
            </text:list-header>
            <text:list-item>
              <text:p text:style-name="P2">a) <text:s/>[1] A classe produzida pelo compilador de C# deriva de MulticastDelegate&lt;T&gt;. <text:s/></text:p>
            </text:list-item>
            <text:list-item>
              <text:p text:style-name="P2">b) <text:s/>[1] A classe produzida pelo compilador de C# é um tipo aberto e por isso não tem o método Invoke. <text:line-break/></text:p>
            </text:list-item>
          </text:list>
        </text:list-item>
      </text:list>
      <text:h text:style-name="P11" text:outline-level="1">Semestre de Verão 2008/2009 - 2ª Época </text:h>
      <text:list xml:id="list39682037" text:continue-numbering="true" text:style-name="List_20_1">
        <text:list-item>
          <text:p text:style-name="P5">[1,5] Indique, justificando, qual a saída resultante da execução do seguinte código: </text:p>
        </text:list-item>
      </text:list>
      <text:section text:style-name="Sect1" text:name="Section1">
        <text:p text:style-name="Text_20_body"><text:span text:style-name="_5f_OOoComputerKeyWord"><text:span text:style-name="T1">interface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text:span text:style-name="_5f_OOoComputerKeyWord"><text:span text:style-name="T1">}</text:span></text:span></text:p>
        <text:p text:style-name="P8"><text:s/></text:p>
        <text:p text:style-name="Text_20_body"><text:span text:style-name="_5f_OOoComputerKeyWord"><text:span text:style-name="T1">struct</text:span></text:span><text:span text:style-name="T1"> </text:span><text:span text:style-name="_5f_OOoComputerIdent"><text:span text:style-name="T1">Counter</text:span></text:span><text:span text:style-name="_5f_OOoComputerKeyWord"><text:span text:style-name="T1">: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2"/></text:span><text:span text:style-name="_5f_OOoComputerKeyWord"><text:span text:style-name="T1">int</text:span></text:span><text:span text:style-name="T1"> </text:span><text:span text:style-name="_5f_OOoComputerKeyWord"><text:span text:style-name="T1">value;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string</text:span></text:span><text:span text:style-name="T1"> </text:span><text:span text:style-name="_5f_OOoComputerIdent"><text:span text:style-name="T1">ToString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4"/></text:span><text:span text:style-name="_5f_OOoComputerKeyWord"><text:span text:style-name="T1">return</text:span></text:span><text:span text:style-name="T1"> </text:span><text:span text:style-name="_5f_OOoComputerKeyWord"><text:span text:style-name="T1">value.</text:span></text:span><text:span text:style-name="_5f_OOoComputerIdent"><text:span text:style-name="T1">ToString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2"/></text:span><text:span text:style-name="_5f_OOoComputerKeyWord"><text:span text:style-name="T1">}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alue++;</text:span></text:span><text:span text:style-name="T1"> <text:s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  <text:p text:style-name="P8"/>
        <text:p text:style-name="Text_20_body"><text:span text:style-name="_5f_OOoComputerKeyWord"><text:span text:style-name="T1">class</text:span></text:span><text:span text:style-name="T1"> </text:span><text:span text:style-name="_5f_OOoComputerIdent"><text:span text:style-name="T1">Program</text:span></text:span><text:span text:style-name="T1"> <text:s/></text:span><text:span text:style-name="_5f_OOoComputerKeyWord"><text:span text:style-name="T1">{</text:span></text:span><text:span text:style-name="T1"> </text:span></text:p>
        <text:p text:style-name="Text_20_body"><text:span text:style-name="T1"><text:s text:c="3"/></text:span><text:span text:style-name="_5f_OOoComputerKeyWord"><text:span text:style-name="T1">stat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Main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6"/></text:span><text:span text:style-name="_5f_OOoComputerIdent"><text:span text:style-name="T1">Counter</text:span></text:span><text:span text:style-name="T1"> </text:span><text:span text:style-name="_5f_OOoComputerIdent"><text:span text:style-name="T1">x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new</text:span></text:span><text:span text:style-name="T1"> </text:span><text:span text:style-name="_5f_OOoComputerIdent"><text:span text:style-name="T1">Counter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KeyWord"><text:span text:style-name="T1">((</text:span></text:span><text:span text:style-name="_5f_OOoComputerIdent"><text:span text:style-name="T1">ICounter</text:span></text:span><text:span text:style-name="_5f_OOoComputerKeyWord"><text:span text:style-name="T1">)</text:span></text:span><text:span text:style-name="_5f_OOoComputerIdent"><text:span text:style-name="T1">x</text:span></text:span><text:span text:style-name="_5f_OOoComputerKeyWord"><text:span text:style-name="T1">)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3"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</text:section>
      <text:p text:style-name="P8"/>
      <text:list xml:id="list39685538" text:continue-numbering="true" text:style-name="List_20_1">
        <text:list-item>
          <text:p text:style-name="P2">[1] <text:s/>Dadas as definições class A {public virtual void m(){...}} e class B:A{public virtual void <text:s/>m(){...}}, diga qual a relação entre os métodos m das duas classes? </text:p>
        </text:list-item>
        <text:list-item>
          <text:p text:style-name="P2">[1] Comente a seguinte afirmação “Os objectos que resultam das operações de boxing ficam inalcançáveis quando termina o método onde as operações foram realizadas.” </text:p>
        </text:list-item>
      </text:list>
      <text:h text:style-name="Heading_20_1" text:outline-level="1">Semestre de Verão 2008/2009 - 1ª Época </text:h>
      <text:p text:style-name="Text_20_body"/>
      <text:list xml:id="list39686633" text:continue-numbering="true" text:style-name="List_20_1">
        <text:list-item>
          <text:p text:style-name="P5">[1,5] Indique duas circunstâncias em que é necessário dispor da forma “boxed” de um tipo valor. <text:s/></text:p>
        </text:list-item>
        <text:list-item>
          <text:p text:style-name="P5">[3] Comente as seguintes afirmações: </text:p>
          <text:list>
            <text:list-item>
              <text:p text:style-name="P5">a) <text:s text:c="2"/>“A aplicação de um atributo a um evento resulta em adicionar metadata ao <text:s/>delegate que dá suporte ao evento”. </text:p>
            </text:list-item>
            <text:list-item>
              <text:p text:style-name="P5">b) <text:s text:c="2"/>“A libertação de recursos no managed heap tem melhor desempenho do que no heap da linguagem C”. </text:p>
            </text:list-item>
          </text:list>
        </text:list-item>
        <text:list-item>
          <text:p text:style-name="P5">[1] Considere o seguinte troço de código C#. Qual o output resultante da invocação do método f? </text:p>
        </text:list-item>
      </text:list>
      <text:p text:style-name="P8"><text:s/><text:span text:style-name="_5f_OOoComputerKeyWord">class</text:span> <text:span text:style-name="_5f_OOoComputerIdent">GenericClass</text:span><text:span text:style-name="_5f_OOoComputerKeyWord">&lt;</text:span><text:span text:style-name="_5f_OOoComputerIdent">T</text:span><text:span text:style-name="_5f_OOoComputerKeyWord">&gt;</text:span> </text:p>
      <text:p text:style-name="P8"><text:s text:c="4"/><text:span text:style-name="_5f_OOoComputerKeyWord">{</text:span> </text:p>
      <text:p text:style-name="P8"><text:s text:c="8"/><text:span text:style-name="_5f_OOoComputerKeyWord">public</text:span> <text:span text:style-name="_5f_OOoComputerKeyWord">static</text:span> <text:span text:style-name="_5f_OOoComputerKeyWord">int</text:span> <text:span text:style-name="_5f_OOoComputerIdent">aField</text:span><text:span text:style-name="_5f_OOoComputerKeyWord">=</text:span><text:span text:style-name="_5f_OOoComputerLiteral">1</text:span><text:span text:style-name="_5f_OOoComputerKeyWord">;</text:span> </text:p>
      <text:p text:style-name="P8"><text:s text:c="8"/><text:span text:style-name="_5f_OOoComputerKeyWord">public</text:span> <text:span text:style-name="_5f_OOoComputerKeyWord">static</text:span> <text:span text:style-name="_5f_OOoComputerKeyWord">void</text:span> <text:span text:style-name="_5f_OOoComputerIdent">f</text:span><text:span text:style-name="_5f_OOoComputerKeyWord">()</text:span> <text:span text:style-name="_5f_OOoComputerKeyWord">{</text:span> </text:p>
      <text:p text:style-name="P8"><text:s text:c="8"/><text:span text:style-name="_5f_OOoComputerKeyWord">{</text:span> </text:p>
      <text:p text:style-name="P8"><text:s text:c="12"/><text:span text:style-name="_5f_OOoComputerIdent">GenericClass</text:span><text:span text:style-name="_5f_OOoComputerKeyWord">&lt;int&gt;.</text:span><text:span text:style-name="_5f_OOoComputerIdent">aField</text:span> <text:span text:style-name="_5f_OOoComputerKeyWord">=</text:span> <text:span text:style-name="_5f_OOoComputerLiteral">10</text:span><text:span text:style-name="_5f_OOoComputerKeyWord">;</text:span> </text:p>
      <text:p text:style-name="P8"><text:s text:c="12"/><text:span text:style-name="_5f_OOoComputerIdent">Console</text:span><text:span text:style-name="_5f_OOoComputerKeyWord">.</text:span><text:span text:style-name="_5f_OOoComputerIdent">WriteLine</text:span><text:span text:style-name="_5f_OOoComputerKeyWord">(</text:span><text:span text:style-name="_5f_OOoComputerIdent">GenericClass</text:span><text:span text:style-name="_5f_OOoComputerKeyWord">&lt;int&gt;.</text:span><text:span text:style-name="_5f_OOoComputerIdent">aField</text:span> <text:span text:style-name="_5f_OOoComputerKeyWord">+</text:span> <text:span text:style-name="_5f_OOoComputerIdent">GenericClass</text:span><text:span text:style-name="_5f_OOoComputerKeyWord">&lt;char&gt;.</text:span><text:span text:style-name="_5f_OOoComputerIdent">aField</text:span><text:span text:style-name="_5f_OOoComputerKeyWord">);</text:span> </text:p>
      <text:p text:style-name="P8"><text:s text:c="8"/><text:span text:style-name="_5f_OOoComputerKeyWord">}</text:span> </text:p>
      <text:p text:style-name="P8"><text:s text:c="4"/><text:span text:style-name="_5f_OOoComputerKeyWord">}</text:span> </text:p>
      <text:list xml:id="list39694836" text:continue-numbering="true" text:style-name="List_20_1">
        <text:list-item>
          <text:p text:style-name="P1">[1,5] Quais os cuidados que deve ter na escrita do método Finalize? </text:p>
        </text:list-item>
      </text:list>
      <text:p text:style-name="Standard"/>
      <text:h text:style-name="Heading_20_1" text:outline-level="1">Semestre de Inverno 2009/2010 - 2ª Época </text:h>
      <text:list xml:id="list39677228" text:continue-numbering="true" text:style-name="List_20_1">
        <text:list-item>
          <text:p text:style-name="P5">[3] Comente as seguintes afimações: </text:p>
          <text:list>
            <text:list-item>
              <text:p text:style-name="P5">a) <text:s/>[1] “A declaração <text:s/>int[] a = new int[1024]; resulta no alojamento em <text:s/>stack dum <text:s/>array com <text:soft-page-break/>1024 inteiros.” </text:p>
            </text:list-item>
            <text:list-item>
              <text:p text:style-name="P5">b) <text:s/>[1] “Com a introdução dos tipos genéricos na plataforma .NET, a implementação explícita de interfaces perdeu importância.” </text:p>
            </text:list-item>
            <text:list-item>
              <text:p text:style-name="P5">c) <text:s/>[1] “Não é possível associar atributos especializados (custom attributes) a interfaces porque não é possível instanciar interfaces.” </text:p>
            </text:list-item>
          </text:list>
        </text:list-item>
        <text:list-item>
          <text:p text:style-name="P5">[1,5] Considere dois assemblies, A e B, sendo que o assembly B tem strong name. Indique se, para cada um dos seguintes cenários, é necessário que o assembly A tenha strong name: </text:p>
          <text:list>
            <text:list-item>
              <text:p text:style-name="P5">a) <text:s/>Assembly A usa o assembly B. </text:p>
            </text:list-item>
            <text:list-item>
              <text:p text:style-name="P5">b) <text:s/>Assembly B usa o assembly A. </text:p>
            </text:list-item>
          </text:list>
        </text:list-item>
        <text:list-item>
          <text:p text:style-name="P5">[1] Considere o seguinte troço de código em C#. </text:p>
          <text:list>
            <text:list-item>
              <text:p text:style-name="P5">int i = 0; WeakReference wr = new WeakReference(i); </text:p>
            </text:list-item>
            <text:list-item>
              <text:p text:style-name="P5">Quais as consequências da execução do código apresentado? O que acontece quando for executado o <text:s/>garbage collector? </text:p>
            </text:list-item>
          </text:list>
        </text:list-item>
      </text:list>
      <text:h text:style-name="Heading_20_1" text:outline-level="1">Semestre de Inverno 2009/2010 - 1ª Época </text:h>
      <text:list xml:id="list39666625" text:continue-numbering="true" text:style-name="List_20_1">
        <text:list-item>
          <text:p text:style-name="P5">[1] Para além de um nome único no contexto de <text:s/>uma organização, apresente outra motivação para que um <text:s/>assembly tenha strong name. </text:p>
        </text:list-item>
        <text:list-item>
          <text:p text:style-name="P5">[2] Comente a correcção das seguintes afirmações: </text:p>
          <text:list>
            <text:list-item>
              <text:p text:style-name="P5">a) <text:s/>[1] “Na plataforma .NET, a unidade mínima de distribuição de componentes é o módulo”. </text:p>
            </text:list-item>
            <text:list-item>
              <text:p text:style-name="P5">b) <text:s/>[1] “Instâncias de um tipo valor devem redefinir o método Finalize quando contêm recursos nativos”. </text:p>
            </text:list-item>
          </text:list>
        </text:list-item>
        <text:list-item>
          <text:p text:style-name="P5">[1] Considere o tipo genérico G&lt;T&gt;. Justifique o resultado da seguinte instrução: <text:s/></text:p>
          <text:list>
            <text:list-item>
              <text:p text:style-name="P5">Console.WriteLine(typeof(G&lt;Object&gt;) == typeof(G&lt;String&gt;)); </text:p>
            </text:list-item>
          </text:list>
        </text:list-item>
      </text:list>
      <text:h text:style-name="Heading_20_1" text:outline-level="1">Semestre de Inverno 2008/2009 - 2ª Época </text:h>
      <text:list xml:id="list39671995" text:continue-numbering="true" text:style-name="List_20_1">
        <text:list-item>
          <text:p text:style-name="P5">[1,5] A instrução <text:s/>add <text:s/>da linguagem CIL é comum para os tipos numéricos nativos da linguagem. Porque razão não é necessário existir uma instrução add específica de cada tipo numérico? <text:s/></text:p>
        </text:list-item>
        <text:list-item>
          <text:p text:style-name="P5">[1,5] Comente a seguinte afirmação: “Um método CIL pode ser compilado para código nativo mais que uma vez ao longo da execução de um programa managed”. </text:p>
        </text:list-item>
        <text:list-item>
          <text:p text:style-name="P5">[1,5] Qual a razão porque um tipo que suporta muitos eventos não os deve implementar de forma implícita? Explique sucintamente a forma correcta de implementar os eventos neste cenário. </text:p>
        </text:list-item>
      </text:list>
      <text:h text:style-name="Heading_20_1" text:outline-level="1">Semestre de Inverno 2008/2009 - 1ª Época </text:h>
      <text:list xml:id="list39680857" text:continue-numbering="true" text:style-name="List_20_1">
        <text:list-item>
          <text:p text:style-name="P5">[1,5] Como é suportada a interoperabilidade entre linguagens na CLI? </text:p>
        </text:list-item>
        <text:list-item>
          <text:p text:style-name="P5">[1] O tipo DateTime presente na biblioteca da plataforma .NET é definido como sendo um tipo valor. Quais as vantagens desta escolha? </text:p>
        </text:list-item>
        <text:list-item>
          <text:p text:style-name="P5">[1,5] O método Invoke de um tipo delegate, gerado pelo compilador de C#, tem um corpo vazio. Quem gera o código deste método e o que permite a sua geração? <text:s/></text:p>
        </text:list-item>
        <text:list-item>
          <text:p text:style-name="P5">[1] O que entende por implementação <text:s/>explícita de membros de uma interface em C#? Indique <text:soft-page-break/>duas situações <text:s/>práticas onde é essencial usar esta técnica. </text:p>
        </text:list-item>
        <text:list-item>
          <text:p text:style-name="P1">[1,5] Justifique a existência dos dois overloads do método Equals na estrutura DateTime, apresentada a seguir: </text:p>
        </text:list-item>
      </text:list>
      <text:p text:style-name="Standard"><text:span text:style-name="T1"><text:s/></text:span><text:span text:style-name="_5f_OOoComputerKeyWord"><text:span text:style-name="T1">struct</text:span></text:span><text:span text:style-name="T1"> </text:span><text:span text:style-name="_5f_OOoComputerIdent"><text:span text:style-name="T1">DateTime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2"/></text:span><text:span text:style-name="_5f_OOoComputerKeyWord"><text:span text:style-name="T1">private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InternalTicks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get</text:span></text:span><text:span text:style-name="T1"> </text:span><text:span text:style-name="_5f_OOoComputerKeyWord"><text:span text:style-name="T1">{</text:span></text:span><text:span text:style-name="_5f_OOoComputerIdent"><text:span text:style-name="T1">…</text:span></text:span><text:span text:style-name="_5f_OOoComputerKeyWord"><text:span text:style-name="T1">}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Comment"><text:span text:style-name="T1">//... outros campos e métodos </text:span>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object</text:span></text:span><text:span text:style-name="T1"> </text:span><text:span text:style-name="_5f_OOoComputerKeyWord"><text:span text:style-name="T1">value)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7"/></text:span><text:span text:style-name="_5f_OOoComputerKeyWord"><text:span text:style-name="T1">if</text:span></text:span><text:span text:style-name="T1"> </text:span><text:span text:style-name="_5f_OOoComputerKeyWord"><text:span text:style-name="T1">(value</text:span></text:span><text:span text:style-name="T1"> </text:span><text:span text:style-name="_5f_OOoComputerKeyWord"><text:span text:style-name="T1">is</text:span></text:span><text:span text:style-name="T1"> </text:span><text:span text:style-name="_5f_OOoComputerIdent"><text:span text:style-name="T1">DateTime</text:span></text:span><text:span text:style-name="_5f_OOoComputerKeyWord"><text:span text:style-name="T1">)</text:span></text:span><text:span text:style-name="T1"> <text:s/></text:span></text:p>
      <text:p text:style-name="Standard"><text:span text:style-name="T1"><text:s text:c="10"/></text:span><text:span text:style-name="_5f_OOoComputerKeyWord"><text:span text:style-name="T1">{</text:span></text:span><text:span text:style-name="T1"> </text:span><text:span text:style-name="_5f_OOoComputerIdent"><text:span text:style-name="T1">DateTime</text:span></text:span><text:span text:style-name="T1"> </text:span><text:span text:style-name="_5f_OOoComputerIdent"><text:span text:style-name="T1">time1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(</text:span></text:span><text:span text:style-name="_5f_OOoComputerIdent"><text:span text:style-name="T1">DateTime</text:span></text:span><text:span text:style-name="_5f_OOoComputerKeyWord"><text:span text:style-name="T1">)</text:span></text:span><text:span text:style-name="T1"> </text:span><text:span text:style-name="_5f_OOoComputerKeyWord"><text:span text:style-name="T1">value;</text:span></text:span><text:span text:style-name="T1"> <text:s/>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Ident"><text:span text:style-name="T1">time1</text:span></text:span><text:span text:style-name="_5f_OOoComputerKeyWord"><text:span text:style-name="T1">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7"/></text:span><text:span text:style-name="_5f_OOoComputerKeyWord"><text:span text:style-name="T1">return</text:span></text:span><text:span text:style-name="T1"> </text:span><text:span text:style-name="_5f_OOoComputerKeyWord"><text:span text:style-name="T1">false;</text:span></text:span><text:span text:style-name="T1"> <text:s text:c="2"/></text:span></text:p>
      <text:p text:style-name="Standard"><text:span text:style-name="T1"><text:s text:c="4"/>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</text:span></text:span><text:span text:style-name="_5f_OOoComputerIdent"><text:span text:style-name="T1">DateTime</text:span></text:span><text:span text:style-name="T1"> </text:span><text:span text:style-name="_5f_OOoComputerKeyWord"><text:span text:style-name="T1">value)</text:span></text:span><text:span text:style-name="T1"> <text:s/></text:span><text:span text:style-name="_5f_OOoComputerKeyWord"><text:span text:style-name="T1">{</text:span></text:span><text:span text:style-name="T1"> 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KeyWord"><text:span text:style-name="T1">value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/></text:span><text:span text:style-name="_5f_OOoComputerKeyWord"><text:span text:style-name="T1">}</text:span></text:span><text:span text:style-name="T1"> </text:span></text:p>
      <text:p text:style-name="Standard"><text:span text:style-name="T1"/></text:p>
      <text:h text:style-name="Heading_20_1" text:outline-level="1">Semestre de Verão 2007-2008 - 2ª Época </text:h>
      <text:list xml:id="list39693267" text:continue-numbering="true" text:style-name="List_20_1">
        <text:list-item>
          <text:p text:style-name="P5">[1] Dada a definição de componente de software: “Software components are binary units of independent production, acquisition and deployment that interact to form a functioning system.” [Szyperski, C. -1998], <text:s/>indique e justifique a entidade do CLI que se constitui como componente à luz dessa definição. </text:p>
        </text:list-item>
        <text:list-item>
          <text:p text:style-name="P5">[1,5] Portabilidade, independência às linguagens e auto-descrição são características das infra-estruturas de suporte à construção de software por componentes, nomeadamente do CLR. Explique sucintamente como o CLR dá suporte a cada uma dessas características. </text:p>
        </text:list-item>
        <text:list-item>
          <text:p text:style-name="P5">[1] Suponha que se pretende fornecer uma infra-estrutura de profiling (contabilização do número de chamadas e do tempo de execução) sobre determinados métodos especificados pelo programador. Sugira de que forma os métodos poderiam ser seleccionados e que entidade do CLR teria de ser modificada para suportar esta infra-estrutura. </text:p>
        </text:list-item>
        <text:list-item>
          <text:p text:style-name="P5">4. <text:s/>[1] Indique dois cenários em que o compilador de C# gera a instrução CIL call na chamada a métodos virtuais? <text:s text:c="2"/></text:p>
        </text:list-item>
        <text:list-item>
          <text:p text:style-name="P5">5. <text:s/>[1,5] Sejam T1 e T2 dois tipos distintos e r uma referência do tipo T1. Indique 3 casos em que o valor da expressão (r is T2) é true. </text:p>
        </text:list-item>
        <text:list-item>
          <text:p text:style-name="P5">6. <text:s/>[1,5] Os frameworks gráficos existentes em Java (AWT e Swing) definem interfaces usadas na construção de handlers dos eventos gerados pelos controlos gráficos enquanto os frameworks gráficos do .NET (Windows Forms e WPF) definem delegates para o mesmo efeito. Explique sucintamente as vantagens da abordagem seguida no .NET em comparação com a linguagem Java. </text:p>
        </text:list-item>
      </text:list>
      <text:h text:style-name="Heading_20_1" text:outline-level="1">Semestre de Verão 2007/2008 - 1ª Época </text:h>
      <text:list xml:id="list39672493" text:continue-numbering="true" text:style-name="List_20_1">
        <text:list-item>
          <text:p text:style-name="P5">[1] Qual a justificação para que, na definição de um tipo valor, não possam ser iniciados campos na altura da sua declaração? <text:s text:c="3"/></text:p>
        </text:list-item>
        <text:list-item>
          <text:p text:style-name="P5">[1] Em que momento é reservado o espaço para uma instância de tipo valor referida por uma variável local de um método? E se for uma variável de instância? <text:s text:c="3"/></text:p>
        </text:list-item>
        <text:list-item>
          <text:p text:style-name="P5">[1] Justifique se é ou não possível obter, através de EventInfo, o representante do campo de tipo delegate associado ao evento representado. <text:s text:c="2"/></text:p>
        </text:list-item>
        <text:list-item>
          <text:p text:style-name="P5">[1,5] Quais são os únicos tipos compatíveis com um tipo valor definido pelo programador? <text:s text:c="2"/></text:p>
        </text:list-item>
        <text:list-item>
          <text:p text:style-name="P5">[1,5] Considere dois assemblies A e B. O assembly A contém tipos internos que B pretende usar. Como é óbvio a questão não se colocava tornando os tipos públicos em A mas no cenário proposto isso não é desejável. Sugira uma solução (com o comprometimento dos compiladores e <text:soft-page-break/>da máquina virtual) que permita ao assembly B usar certos tipos internos de A. <text:s/></text:p>
        </text:list-item>
      </text:list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9.999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8:04:37.42</meta:creation-date>
    <dc:date>2011-07-04T19:55:37.81</dc:date>
    <meta:editing-duration>PT1H50M57S</meta:editing-duration>
    <meta:editing-cycles>16</meta:editing-cycles>
    <meta:generator>LibreOffice/3.3$Win32 LibreOffice_project/330m19$Build-8</meta:generator>
    <meta:document-statistic meta:table-count="0" meta:image-count="1" meta:object-count="0" meta:page-count="6" meta:paragraph-count="114" meta:word-count="1683" meta:character-count="10557"/>
  </office:meta>
</office:document-meta>
</file>